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004a4a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3.302cm" svg:height="1.333cm" svg:x="7.695cm" svg:y="5.18cm">
          <text:p text:style-name="P1"><text:span text:style-name="T1">Flip anim</text:span></text:p>
        </draw:rect>
        <draw:rect draw:style-name="gr1" draw:text-style-name="P1" xml:id="id2" draw:id="id2" draw:layer="layout" svg:width="5.08cm" svg:height="2.794cm" svg:x="6.806cm" svg:y="8.291cm">
          <text:p text:style-name="P1"><text:span text:style-name="T2">Match ?</text:span></text:p>
          <text:p text:style-name="P1"/>
          <text:p text:style-name="P1"/>
          <text:p text:style-name="P1"/>
        </draw:rect>
        <draw:rect draw:style-name="gr1" draw:text-style-name="P1" xml:id="id4" draw:id="id4" draw:layer="layout" svg:width="3.365cm" svg:height="1.333cm" svg:x="6.933cm" svg:y="12.991cm">
          <text:p text:style-name="P1">Gravity</text:p>
        </draw:rect>
        <draw:frame draw:style-name="gr2" draw:layer="layout" svg:width="4.634cm" svg:height="0.963cm" svg:x="5.155cm" svg:y="3.656cm">
          <draw:text-box>
            <text:p>FLIP_FLAGS :</text:p>
          </draw:text-box>
        </draw:frame>
        <draw:rect draw:style-name="gr1" draw:text-style-name="P2" xml:id="id3" draw:id="id3" draw:layer="layout" svg:width="3.365cm" svg:height="1.333cm" svg:x="2.996cm" svg:y="10.514cm">
          <text:p text:style-name="P1"><text:span text:style-name="T1">Deletion</text:span></text:p>
          <text:p text:style-name="P1"><text:span text:style-name="T1">anim</text:span></text:p>
        </draw:rect>
        <draw:connector draw:style-name="gr3" draw:text-style-name="P1" draw:layer="layout" draw:type="lines" svg:x1="9.346cm" svg:y1="6.513cm" svg:x2="9.346cm" svg:y2="8.291cm" draw:start-shape="id1" draw:start-glue-point="2" draw:end-shape="id2" draw:end-glue-point="0" svg:d="m9346 6513v501 776 501">
          <text:p text:style-name="P1"><text:s/>=2</text:p>
        </draw:connector>
        <draw:connector draw:style-name="gr3" draw:text-style-name="P1" draw:layer="layout" draw:type="lines" svg:x1="6.806cm" svg:y1="9.688cm" svg:x2="4.678cm" svg:y2="10.514cm" draw:start-shape="id2" draw:start-glue-point="3" draw:end-shape="id3" draw:end-glue-point="0" svg:d="m6806 9688h-501l-1627 325v501">
          <text:p text:style-name="P1">YES=4</text:p>
        </draw:connector>
        <draw:connector draw:style-name="gr3" draw:text-style-name="P1" draw:layer="layout" draw:type="lines" svg:x1="4.678cm" svg:y1="11.847cm" svg:x2="8.615cm" svg:y2="12.991cm" draw:start-shape="id3" draw:start-glue-point="2" draw:end-shape="id4" draw:end-glue-point="0" svg:d="m4678 11847v501l3937 142v501">
          <text:p text:style-name="P1">=3</text:p>
        </draw:connector>
        <draw:connector draw:style-name="gr3" draw:text-style-name="P1" draw:layer="layout" draw:type="lines" draw:line-skew="0cm -0.833cm" svg:x1="8.615cm" svg:y1="14.324cm" svg:x2="6.933cm" svg:y2="13.657cm" draw:start-shape="id4" draw:start-glue-point="2" draw:end-shape="id4" draw:end-glue-point="3" svg:d="m8615 14324v501l-3016-1168h1334">
          <text:p text:style-name="P1">MOVED=3 <text:s text:c="18"/></text:p>
        </draw:connector>
        <draw:connector draw:style-name="gr3" draw:text-style-name="P1" draw:layer="layout" draw:type="lines" svg:x1="10.298cm" svg:y1="13.657cm" svg:x2="9.346cm" svg:y2="11.085cm" draw:start-shape="id4" draw:start-glue-point="1" draw:end-shape="id2" draw:end-glue-point="2" svg:d="m10298 13657h501l-1453-2071v-501">
          <text:p text:style-name="P1"><text:s text:c="16"/>NO MOVE=5</text:p>
        </draw:connector>
        <draw:connector draw:style-name="gr3" draw:text-style-name="P1" draw:layer="layout" draw:type="lines" svg:x1="11.568cm" svg:y1="9.498cm" svg:x2="10.997cm" svg:y2="5.846cm" draw:start-shape="id5" draw:start-glue-point="1" draw:end-shape="id1" svg:d="m11568 9498h501l-571-3652h-501">
          <text:p text:style-name="P1"><text:s text:c="8"/>No=0</text:p>
          <text:p text:style-name="P1"/>
          <text:p text:style-name="P1"/>
          <text:p text:style-name="P1"/>
        </draw:connector>
        <draw:rect draw:style-name="gr1" draw:text-style-name="P2" xml:id="id5" draw:id="id5" draw:layer="layout" svg:width="4.381cm" svg:height="0.762cm" svg:x="7.187cm" svg:y="9.117cm">
          <text:p text:style-name="P1"><text:span text:style-name="T1">=5 ?</text:span></text:p>
        </draw:rect>
        <draw:rect draw:style-name="gr1" draw:text-style-name="P3" xml:id="id7" draw:id="id7" draw:layer="layout" svg:width="3.302cm" svg:height="1.333cm" svg:x="12.711cm" svg:y="10.006cm">
          <text:p text:style-name="P1"><text:span text:style-name="T2">Cancel flip</text:span></text:p>
        </draw:rect>
        <draw:rect draw:style-name="gr1" draw:text-style-name="P2" xml:id="id6" draw:id="id6" draw:layer="layout" svg:width="4.381cm" svg:height="0.762cm" svg:x="7.187cm" svg:y="10.069cm">
          <text:p text:style-name="P1"><text:span text:style-name="T1">=2 ?</text:span></text:p>
        </draw:rect>
        <draw:connector draw:style-name="gr3" draw:text-style-name="P1" draw:layer="layout" draw:type="lines" svg:x1="11.568cm" svg:y1="10.45cm" svg:x2="12.711cm" svg:y2="10.672cm" draw:start-shape="id6" draw:start-glue-point="1" draw:end-shape="id7" draw:end-glue-point="3" svg:d="m11568 10450h501l141 222h501">
          <text:p text:style-name="P1">=6</text:p>
        </draw:connector>
        <draw:connector draw:style-name="gr3" draw:text-style-name="P1" draw:layer="layout" draw:type="lines" draw:line-skew="0cm 5.023cm" svg:x1="16.013cm" svg:y1="10.672cm" svg:x2="10.997cm" svg:y2="5.846cm" draw:start-shape="id7" draw:start-glue-point="1" draw:end-shape="id1" draw:end-glue-point="1" svg:d="m16013 10672h501l7-4826h-5524">
          <text:p text:style-name="P1"><text:s text:c="31"/>=0</text:p>
        </draw:connector>
        <draw:frame draw:style-name="gr2" draw:layer="layout" svg:width="9.096cm" svg:height="0.963cm" svg:x="6.425cm" svg:y="1.941cm">
          <draw:text-box>
            <text:p>Can move only if flags=0 or &gt;2</text:p>
          </draw:text-box>
        </draw:frame>
        <draw:frame draw:style-name="gr2" draw:layer="layout" svg:width="4.062cm" svg:height="2.387cm" svg:x="14.362cm" svg:y="14.159cm">
          <draw:text-box>
            <text:p>V Solutions :</text:p>
            <text:p>024 <text:s text:c="3"/>6</text:p>
            <text:p>135 <text:s text:c="3"/>7</text:p>
          </draw:text-box>
        </draw:frame>
        <draw:rect draw:style-name="gr4" draw:text-style-name="P1" draw:layer="layout" svg:width="0.444cm" svg:height="0.445cm" svg:x="12.584cm" svg:y="16.673cm">
          <text:p/>
        </draw:rect>
        <draw:rect draw:style-name="gr4" draw:text-style-name="P1" draw:layer="layout" svg:width="0.444cm" svg:height="0.445cm" svg:x="13.029cm" svg:y="17.117cm">
          <text:p/>
        </draw:rect>
        <draw:rect draw:style-name="gr4" draw:text-style-name="P1" draw:layer="layout" svg:width="0.444cm" svg:height="0.445cm" svg:x="12.584cm" svg:y="17.562cm">
          <text:p/>
        </draw:rect>
        <draw:rect draw:style-name="gr4" draw:text-style-name="P1" draw:layer="layout" svg:width="0.444cm" svg:height="0.445cm" svg:x="14.109cm" svg:y="16.673cm">
          <text:p/>
        </draw:rect>
        <draw:rect draw:style-name="gr4" draw:text-style-name="P1" draw:layer="layout" svg:width="0.444cm" svg:height="0.445cm" svg:x="13.664cm" svg:y="17.117cm">
          <text:p/>
        </draw:rect>
        <draw:rect draw:style-name="gr4" draw:text-style-name="P1" draw:layer="layout" svg:width="0.444cm" svg:height="0.445cm" svg:x="13.664cm" svg:y="17.562cm">
          <text:p/>
        </draw:rect>
        <draw:rect draw:style-name="gr4" draw:text-style-name="P1" draw:layer="layout" svg:width="0.444cm" svg:height="0.445cm" svg:x="14.743cm" svg:y="16.673cm">
          <text:p/>
        </draw:rect>
        <draw:rect draw:style-name="gr4" draw:text-style-name="P1" draw:layer="layout" svg:width="0.444cm" svg:height="0.445cm" svg:x="14.743cm" svg:y="17.117cm">
          <text:p/>
        </draw:rect>
        <draw:rect draw:style-name="gr4" draw:text-style-name="P1" draw:layer="layout" svg:width="0.444cm" svg:height="0.445cm" svg:x="15.188cm" svg:y="17.562cm">
          <text:p/>
        </draw:rect>
        <draw:rect draw:style-name="gr4" draw:text-style-name="P1" draw:layer="layout" svg:width="0.444cm" svg:height="0.445cm" svg:x="13.029cm" svg:y="18.197cm">
          <text:p/>
        </draw:rect>
        <draw:rect draw:style-name="gr4" draw:text-style-name="P1" draw:layer="layout" svg:width="0.444cm" svg:height="0.445cm" svg:x="12.584cm" svg:y="18.641cm">
          <text:p/>
        </draw:rect>
        <draw:rect draw:style-name="gr4" draw:text-style-name="P1" draw:layer="layout" svg:width="0.444cm" svg:height="0.445cm" svg:x="13.029cm" svg:y="19.086cm">
          <text:p/>
        </draw:rect>
        <draw:rect draw:style-name="gr4" draw:text-style-name="P1" draw:layer="layout" svg:width="0.444cm" svg:height="0.445cm" svg:x="13.664cm" svg:y="18.197cm">
          <text:p/>
        </draw:rect>
        <draw:rect draw:style-name="gr4" draw:text-style-name="P1" draw:layer="layout" svg:width="0.444cm" svg:height="0.445cm" svg:x="14.109cm" svg:y="18.641cm">
          <text:p/>
        </draw:rect>
        <draw:rect draw:style-name="gr4" draw:text-style-name="P1" draw:layer="layout" svg:width="0.444cm" svg:height="0.445cm" svg:x="14.109cm" svg:y="19.086cm">
          <text:p/>
        </draw:rect>
        <draw:rect draw:style-name="gr4" draw:text-style-name="P1" draw:layer="layout" svg:width="0.444cm" svg:height="0.445cm" svg:x="15.188cm" svg:y="18.197cm">
          <text:p/>
        </draw:rect>
        <draw:rect draw:style-name="gr4" draw:text-style-name="P1" draw:layer="layout" svg:width="0.444cm" svg:height="0.445cm" svg:x="15.188cm" svg:y="18.641cm">
          <text:p/>
        </draw:rect>
        <draw:rect draw:style-name="gr4" draw:text-style-name="P1" draw:layer="layout" svg:width="0.444cm" svg:height="0.445cm" svg:x="14.743cm" svg:y="19.086cm">
          <text:p/>
        </draw:rect>
        <draw:rect draw:style-name="gr4" draw:text-style-name="P1" draw:layer="layout" svg:width="0.444cm" svg:height="0.445cm" svg:x="16.585cm" svg:y="16.673cm">
          <text:p/>
        </draw:rect>
        <draw:rect draw:style-name="gr4" draw:text-style-name="P1" draw:layer="layout" svg:width="0.444cm" svg:height="0.445cm" svg:x="17.029cm" svg:y="16.673cm">
          <text:p/>
        </draw:rect>
        <draw:rect draw:style-name="gr4" draw:text-style-name="P1" draw:layer="layout" svg:width="0.444cm" svg:height="0.445cm" svg:x="17.919cm" svg:y="16.673cm">
          <text:p/>
        </draw:rect>
        <draw:rect draw:style-name="gr4" draw:text-style-name="P1" draw:layer="layout" svg:width="0.444cm" svg:height="0.445cm" svg:x="16.585cm" svg:y="17.371cm">
          <text:p/>
        </draw:rect>
        <draw:rect draw:style-name="gr4" draw:text-style-name="P1" draw:layer="layout" svg:width="0.444cm" svg:height="0.445cm" svg:x="17.474cm" svg:y="17.371cm">
          <text:p/>
        </draw:rect>
        <draw:rect draw:style-name="gr4" draw:text-style-name="P1" draw:layer="layout" svg:width="0.444cm" svg:height="0.445cm" svg:x="17.919cm" svg:y="17.371cm">
          <text:p/>
        </draw:rect>
        <draw:rect draw:style-name="gr4" draw:text-style-name="P1" draw:layer="layout" svg:width="0.444cm" svg:height="0.445cm" svg:x="3.313cm" svg:y="16.8cm">
          <text:p/>
        </draw:rect>
        <draw:rect draw:style-name="gr4" draw:text-style-name="P1" draw:layer="layout" svg:width="0.444cm" svg:height="0.445cm" svg:x="3.758cm" svg:y="16.801cm">
          <text:p/>
        </draw:rect>
        <draw:rect draw:style-name="gr4" draw:text-style-name="P1" draw:layer="layout" svg:width="0.444cm" svg:height="0.445cm" svg:x="3.313cm" svg:y="17.245cm">
          <text:p/>
        </draw:rect>
        <draw:rect draw:style-name="gr5" draw:text-style-name="P1" draw:layer="layout" svg:width="0.444cm" svg:height="0.445cm" svg:x="3.758cm" svg:y="17.245cm">
          <text:p/>
        </draw:rect>
        <draw:rect draw:style-name="gr4" draw:text-style-name="P1" draw:layer="layout" svg:width="0.444cm" svg:height="0.445cm" svg:x="3.313cm" svg:y="17.69cm">
          <text:p/>
        </draw:rect>
        <draw:rect draw:style-name="gr4" draw:text-style-name="P1" draw:layer="layout" svg:width="0.444cm" svg:height="0.445cm" svg:x="3.758cm" svg:y="17.69cm">
          <text:p/>
        </draw:rect>
        <draw:rect draw:style-name="gr4" draw:text-style-name="P1" draw:layer="layout" svg:width="0.444cm" svg:height="0.445cm" svg:x="4.202cm" svg:y="16.8cm">
          <text:p/>
        </draw:rect>
        <draw:rect draw:style-name="gr4" draw:text-style-name="P1" draw:layer="layout" svg:width="0.444cm" svg:height="0.445cm" svg:x="4.202cm" svg:y="17.244cm">
          <text:p/>
        </draw:rect>
        <draw:rect draw:style-name="gr4" draw:text-style-name="P1" draw:layer="layout" svg:width="0.444cm" svg:height="0.445cm" svg:x="4.202cm" svg:y="17.689cm">
          <text:p/>
        </draw:rect>
        <draw:rect draw:style-name="gr4" draw:text-style-name="P1" draw:layer="layout" svg:width="0.444cm" svg:height="0.445cm" svg:x="5.282cm" svg:y="16.8cm">
          <text:p/>
        </draw:rect>
        <draw:rect draw:style-name="gr4" draw:text-style-name="P1" draw:layer="layout" svg:width="0.444cm" svg:height="0.445cm" svg:x="5.727cm" svg:y="16.801cm">
          <text:p/>
        </draw:rect>
        <draw:rect draw:style-name="gr4" draw:text-style-name="P1" draw:layer="layout" svg:width="0.444cm" svg:height="0.445cm" svg:x="5.727cm" svg:y="17.245cm">
          <text:p/>
        </draw:rect>
        <draw:rect draw:style-name="gr4" draw:text-style-name="P1" draw:layer="layout" svg:width="0.444cm" svg:height="0.445cm" svg:x="5.282cm" svg:y="17.69cm">
          <text:p/>
        </draw:rect>
        <draw:rect draw:style-name="gr4" draw:text-style-name="P1" draw:layer="layout" svg:width="0.444cm" svg:height="0.445cm" svg:x="5.727cm" svg:y="17.69cm">
          <text:p/>
        </draw:rect>
        <draw:rect draw:style-name="gr4" draw:text-style-name="P1" draw:layer="layout" svg:width="0.444cm" svg:height="0.445cm" svg:x="6.679cm" svg:y="16.799cm">
          <text:p/>
        </draw:rect>
        <draw:rect draw:style-name="gr4" draw:text-style-name="P1" draw:layer="layout" svg:width="0.444cm" svg:height="0.445cm" svg:x="7.124cm" svg:y="16.8cm">
          <text:p/>
        </draw:rect>
        <draw:rect draw:style-name="gr4" draw:text-style-name="P1" draw:layer="layout" svg:width="0.444cm" svg:height="0.445cm" svg:x="6.679cm" svg:y="17.244cm">
          <text:p/>
        </draw:rect>
        <draw:rect draw:style-name="gr4" draw:text-style-name="P1" draw:layer="layout" svg:width="0.444cm" svg:height="0.445cm" svg:x="6.679cm" svg:y="17.689cm">
          <text:p/>
        </draw:rect>
        <draw:rect draw:style-name="gr4" draw:text-style-name="P1" draw:layer="layout" svg:width="0.444cm" svg:height="0.445cm" svg:x="7.124cm" svg:y="17.689cm">
          <text:p/>
        </draw:rect>
        <draw:rect draw:style-name="gr4" draw:text-style-name="P1" draw:layer="layout" svg:width="0.444cm" svg:height="0.445cm" svg:x="3.314cm" svg:y="18.704cm">
          <text:p/>
        </draw:rect>
        <draw:rect draw:style-name="gr4" draw:text-style-name="P1" draw:layer="layout" svg:width="0.444cm" svg:height="0.445cm" svg:x="3.314cm" svg:y="19.149cm">
          <text:p/>
        </draw:rect>
        <draw:rect draw:style-name="gr4" draw:text-style-name="P1" draw:layer="layout" svg:width="0.444cm" svg:height="0.445cm" svg:x="3.759cm" svg:y="19.149cm">
          <text:p/>
        </draw:rect>
        <draw:rect draw:style-name="gr4" draw:text-style-name="P1" draw:layer="layout" svg:width="0.444cm" svg:height="0.445cm" svg:x="4.203cm" svg:y="18.703cm">
          <text:p/>
        </draw:rect>
        <draw:rect draw:style-name="gr4" draw:text-style-name="P1" draw:layer="layout" svg:width="0.444cm" svg:height="0.445cm" svg:x="4.203cm" svg:y="19.148cm">
          <text:p/>
        </draw:rect>
        <draw:rect draw:style-name="gr4" draw:text-style-name="P1" draw:layer="layout" svg:width="0.444cm" svg:height="0.445cm" svg:x="5.282cm" svg:y="18.704cm">
          <text:p/>
        </draw:rect>
        <draw:rect draw:style-name="gr4" draw:text-style-name="P1" draw:layer="layout" svg:width="0.444cm" svg:height="0.445cm" svg:x="5.727cm" svg:y="18.704cm">
          <text:p/>
        </draw:rect>
        <draw:rect draw:style-name="gr4" draw:text-style-name="P1" draw:layer="layout" svg:width="0.444cm" svg:height="0.445cm" svg:x="5.282cm" svg:y="19.149cm">
          <text:p/>
        </draw:rect>
        <draw:rect draw:style-name="gr4" draw:text-style-name="P1" draw:layer="layout" svg:width="0.444cm" svg:height="0.445cm" svg:x="6.171cm" svg:y="18.703cm">
          <text:p/>
        </draw:rect>
        <draw:rect draw:style-name="gr4" draw:text-style-name="P1" draw:layer="layout" svg:width="0.444cm" svg:height="0.445cm" svg:x="6.171cm" svg:y="19.148cm">
          <text:p/>
        </draw:rect>
        <draw:rect draw:style-name="gr4" draw:text-style-name="P1" draw:layer="layout" svg:width="0.444cm" svg:height="0.445cm" svg:x="7.25cm" svg:y="19.151cm">
          <text:p/>
        </draw:rect>
        <draw:rect draw:style-name="gr4" draw:text-style-name="P1" draw:layer="layout" svg:width="0.444cm" svg:height="0.445cm" svg:x="7.694cm" svg:y="18.705cm">
          <text:p/>
        </draw:rect>
        <draw:rect draw:style-name="gr4" draw:text-style-name="P1" draw:layer="layout" svg:width="0.444cm" svg:height="0.445cm" svg:x="7.694cm" svg:y="19.15cm">
          <text:p/>
        </draw:rect>
        <draw:rect draw:style-name="gr4" draw:text-style-name="P1" draw:layer="layout" svg:width="0.444cm" svg:height="0.445cm" svg:x="8.647cm" svg:y="18.704cm">
          <text:p/>
        </draw:rect>
        <draw:rect draw:style-name="gr4" draw:text-style-name="P1" draw:layer="layout" svg:width="0.444cm" svg:height="0.445cm" svg:x="8.647cm" svg:y="19.149cm">
          <text:p/>
        </draw:rect>
        <draw:rect draw:style-name="gr4" draw:text-style-name="P1" draw:layer="layout" svg:width="0.444cm" svg:height="0.445cm" svg:x="9.091cm" svg:y="19.148cm">
          <text:p/>
        </draw:rect>
        <draw:rect draw:style-name="gr4" draw:text-style-name="P1" draw:layer="layout" svg:width="0.444cm" svg:height="0.445cm" svg:x="7.251cm" svg:y="20.04cm">
          <text:p/>
        </draw:rect>
        <draw:rect draw:style-name="gr4" draw:text-style-name="P1" draw:layer="layout" svg:width="0.444cm" svg:height="0.445cm" svg:x="7.695cm" svg:y="20.039cm">
          <text:p/>
        </draw:rect>
        <draw:rect draw:style-name="gr4" draw:text-style-name="P1" draw:layer="layout" svg:width="0.444cm" svg:height="0.445cm" svg:x="7.695cm" svg:y="20.484cm">
          <text:p/>
        </draw:rect>
        <draw:rect draw:style-name="gr4" draw:text-style-name="P1" draw:layer="layout" svg:width="0.444cm" svg:height="0.445cm" svg:x="8.647cm" svg:y="20.038cm">
          <text:p/>
        </draw:rect>
        <draw:rect draw:style-name="gr4" draw:text-style-name="P1" draw:layer="layout" svg:width="0.444cm" svg:height="0.445cm" svg:x="8.647cm" svg:y="20.483cm">
          <text:p/>
        </draw:rect>
        <draw:rect draw:style-name="gr4" draw:text-style-name="P1" draw:layer="layout" svg:width="0.444cm" svg:height="0.445cm" svg:x="9.091cm" svg:y="20.037cm">
          <text:p/>
        </draw:rect>
        <draw:rect draw:style-name="gr5" draw:text-style-name="P1" draw:layer="layout" svg:width="0.444cm" svg:height="0.445cm" svg:x="5.282cm" svg:y="17.245cm">
          <text:p/>
        </draw:rect>
        <draw:rect draw:style-name="gr5" draw:text-style-name="P1" draw:layer="layout" svg:width="0.444cm" svg:height="0.445cm" svg:x="7.123cm" svg:y="17.245cm">
          <text:p/>
        </draw:rect>
        <draw:rect draw:style-name="gr5" draw:text-style-name="P1" draw:layer="layout" svg:width="0.444cm" svg:height="0.445cm" svg:x="3.758cm" svg:y="18.705cm">
          <text:p/>
        </draw:rect>
        <draw:rect draw:style-name="gr5" draw:text-style-name="P1" draw:layer="layout" svg:width="0.444cm" svg:height="0.445cm" svg:x="5.726cm" svg:y="19.149cm">
          <text:p/>
        </draw:rect>
        <draw:rect draw:style-name="gr5" draw:text-style-name="P1" draw:layer="layout" svg:width="0.444cm" svg:height="0.445cm" svg:x="7.25cm" svg:y="18.705cm">
          <text:p/>
        </draw:rect>
        <draw:rect draw:style-name="gr5" draw:text-style-name="P1" draw:layer="layout" svg:width="0.444cm" svg:height="0.445cm" svg:x="9.092cm" svg:y="18.705cm">
          <text:p/>
        </draw:rect>
        <draw:rect draw:style-name="gr5" draw:text-style-name="P1" draw:layer="layout" svg:width="0.444cm" svg:height="0.445cm" svg:x="7.25cm" svg:y="20.483cm">
          <text:p/>
        </draw:rect>
        <draw:rect draw:style-name="gr5" draw:text-style-name="P1" draw:layer="layout" svg:width="0.444cm" svg:height="0.445cm" svg:x="9.092cm" svg:y="20.483cm">
          <text:p/>
        </draw:rect>
        <draw:frame draw:style-name="gr2" draw:layer="layout" svg:width="0.853cm" svg:height="0.963cm" svg:x="2.678cm" svg:y="16.853cm">
          <draw:text-box>
            <text:p>0</text:p>
          </draw:text-box>
        </draw:frame>
        <draw:frame draw:style-name="gr2" draw:layer="layout" svg:width="0.853cm" svg:height="0.963cm" svg:x="4.619cm" svg:y="16.79cm">
          <draw:text-box>
            <text:p>1</text:p>
          </draw:text-box>
        </draw:frame>
        <draw:frame draw:style-name="gr2" draw:layer="layout" svg:width="0.853cm" svg:height="0.963cm" svg:x="7.377cm" svg:y="16.8cm">
          <draw:text-box>
            <text:p>2</text:p>
          </draw:text-box>
        </draw:frame>
        <draw:frame draw:style-name="gr2" draw:layer="layout" svg:width="0.853cm" svg:height="0.963cm" svg:x="2.651cm" svg:y="18.451cm">
          <draw:text-box>
            <text:p>3</text:p>
          </draw:text-box>
        </draw:frame>
        <draw:frame draw:style-name="gr2" draw:layer="layout" svg:width="0.853cm" svg:height="0.963cm" svg:x="6.651cm" svg:y="18.451cm">
          <draw:text-box>
            <text:p>4</text:p>
          </draw:text-box>
        </draw:frame>
        <draw:frame draw:style-name="gr2" draw:layer="layout" svg:width="0.853cm" svg:height="0.963cm" svg:x="9.382cm" svg:y="18.441cm">
          <draw:text-box>
            <text:p>5</text:p>
          </draw:text-box>
        </draw:frame>
        <draw:frame draw:style-name="gr2" draw:layer="layout" svg:width="0.853cm" svg:height="0.963cm" svg:x="4.683cm" svg:y="18.441cm">
          <draw:text-box>
            <text:p>6</text:p>
          </draw:text-box>
        </draw:frame>
        <draw:frame draw:style-name="gr2" draw:layer="layout" svg:width="0.853cm" svg:height="0.963cm" svg:x="6.588cm" svg:y="20.039cm">
          <draw:text-box>
            <text:p>7</text:p>
          </draw:text-box>
        </draw:frame>
        <draw:frame draw:style-name="gr2" draw:layer="layout" svg:width="0.853cm" svg:height="0.963cm" svg:x="9.318cm" svg:y="20.028cm">
          <draw:text-box>
            <text:p>8</text:p>
          </draw:text-box>
        </draw:frame>
        <draw:rect draw:style-name="gr4" draw:text-style-name="P1" draw:layer="layout" svg:width="0.444cm" svg:height="0.445cm" svg:x="3.73cm" svg:y="22.463cm">
          <text:p/>
        </draw:rect>
        <draw:rect draw:style-name="gr4" draw:text-style-name="P1" draw:layer="layout" svg:width="0.444cm" svg:height="0.445cm" svg:x="4.174cm" svg:y="22.908cm">
          <text:p/>
        </draw:rect>
        <draw:rect draw:style-name="gr4" draw:text-style-name="P1" draw:layer="layout" svg:width="0.444cm" svg:height="0.445cm" svg:x="4.619cm" svg:y="22.463cm">
          <text:p/>
        </draw:rect>
        <draw:rect draw:style-name="gr4" draw:text-style-name="P1" draw:layer="layout" svg:width="0.444cm" svg:height="0.445cm" svg:x="5.826cm" svg:y="22.908cm">
          <text:p/>
        </draw:rect>
        <draw:rect draw:style-name="gr4" draw:text-style-name="P1" draw:layer="layout" svg:width="0.444cm" svg:height="0.445cm" svg:x="6.27cm" svg:y="22.463cm">
          <text:p/>
        </draw:rect>
        <draw:rect draw:style-name="gr4" draw:text-style-name="P1" draw:layer="layout" svg:width="0.444cm" svg:height="0.445cm" svg:x="6.715cm" svg:y="22.908cm">
          <text:p/>
        </draw:rect>
        <draw:rect draw:style-name="gr4" draw:text-style-name="P1" draw:layer="layout" svg:width="0.444cm" svg:height="0.445cm" svg:x="7.73cm" svg:y="22.463cm">
          <text:p/>
        </draw:rect>
        <draw:rect draw:style-name="gr4" draw:text-style-name="P1" draw:layer="layout" svg:width="0.444cm" svg:height="0.445cm" svg:x="8.174cm" svg:y="22.463cm">
          <text:p/>
        </draw:rect>
        <draw:rect draw:style-name="gr4" draw:text-style-name="P1" draw:layer="layout" svg:width="0.444cm" svg:height="0.445cm" svg:x="8.619cm" svg:y="22.908cm">
          <text:p/>
        </draw:rect>
        <draw:rect draw:style-name="gr4" draw:text-style-name="P1" draw:layer="layout" svg:width="0.444cm" svg:height="0.445cm" svg:x="9.635cm" svg:y="22.844cm">
          <text:p/>
        </draw:rect>
        <draw:rect draw:style-name="gr4" draw:text-style-name="P1" draw:layer="layout" svg:width="0.444cm" svg:height="0.445cm" svg:x="10.079cm" svg:y="22.844cm">
          <text:p/>
        </draw:rect>
        <draw:rect draw:style-name="gr4" draw:text-style-name="P1" draw:layer="layout" svg:width="0.444cm" svg:height="0.445cm" svg:x="10.524cm" svg:y="22.4cm">
          <text:p/>
        </draw:rect>
        <draw:rect draw:style-name="gr4" draw:text-style-name="P1" draw:layer="layout" svg:width="0.444cm" svg:height="0.445cm" svg:x="11.667cm" svg:y="22.844cm">
          <text:p/>
        </draw:rect>
        <draw:rect draw:style-name="gr4" draw:text-style-name="P1" draw:layer="layout" svg:width="0.444cm" svg:height="0.445cm" svg:x="12.111cm" svg:y="22.399cm">
          <text:p/>
        </draw:rect>
        <draw:rect draw:style-name="gr4" draw:text-style-name="P1" draw:layer="layout" svg:width="0.444cm" svg:height="0.445cm" svg:x="12.556cm" svg:y="22.4cm">
          <text:p/>
        </draw:rect>
        <draw:rect draw:style-name="gr4" draw:text-style-name="P1" draw:layer="layout" svg:width="0.444cm" svg:height="0.445cm" svg:x="13.572cm" svg:y="22.399cm">
          <text:p/>
        </draw:rect>
        <draw:rect draw:style-name="gr4" draw:text-style-name="P1" draw:layer="layout" svg:width="0.444cm" svg:height="0.445cm" svg:x="14.017cm" svg:y="22.843cm">
          <text:p/>
        </draw:rect>
        <draw:rect draw:style-name="gr4" draw:text-style-name="P1" draw:layer="layout" svg:width="0.444cm" svg:height="0.445cm" svg:x="14.462cm" svg:y="22.844cm">
          <text:p/>
        </draw:rect>
        <draw:rect draw:style-name="gr4" draw:text-style-name="P1" draw:layer="layout" svg:width="0.444cm" svg:height="0.445cm" svg:x="15.477cm" svg:y="22.018cm">
          <text:p/>
        </draw:rect>
        <draw:rect draw:style-name="gr4" draw:text-style-name="P1" draw:layer="layout" svg:width="0.444cm" svg:height="0.445cm" svg:x="15.478cm" svg:y="22.463cm">
          <text:p/>
        </draw:rect>
        <draw:rect draw:style-name="gr4" draw:text-style-name="P1" draw:layer="layout" svg:width="0.444cm" svg:height="0.445cm" svg:x="15.478cm" svg:y="23.479cm">
          <text:p/>
        </draw:rect>
        <draw:rect draw:style-name="gr4" draw:text-style-name="P1" draw:layer="layout" svg:width="0.444cm" svg:height="0.445cm" svg:x="16.747cm" svg:y="22.018cm">
          <text:p/>
        </draw:rect>
        <draw:rect draw:style-name="gr4" draw:text-style-name="P1" draw:layer="layout" svg:width="0.444cm" svg:height="0.445cm" svg:x="16.748cm" svg:y="23.035cm">
          <text:p/>
        </draw:rect>
        <draw:rect draw:style-name="gr4" draw:text-style-name="P1" draw:layer="layout" svg:width="0.444cm" svg:height="0.445cm" svg:x="16.748cm" svg:y="23.47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3T01:55:10.37</meta:creation-date>
    <meta:generator>OpenOffice.org/3.4$Win32 OpenOffice.org_project/340m1$Build-9590</meta:generator>
    <dc:date>2014-04-22T23:11:37.38</dc:date>
    <meta:editing-duration>P2DT8H7M48S</meta:editing-duration>
    <meta:editing-cycles>23</meta:editing-cycles>
    <meta:document-statistic meta:object-count="124"/>
  </office:meta>
</office:document-meta>
</file>